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Preformatted_20_Text" style:list-style-name="L7"/>
    <style:style style:name="P2" style:family="paragraph" style:parent-style-name="Preformatted_20_Text" style:list-style-name="L7">
      <style:paragraph-properties fo:line-height="142%" fo:text-align="end" style:justify-single-word="false" fo:orphans="1"/>
    </style:style>
    <style:style style:name="P3" style:family="paragraph" style:parent-style-name="Preformatted_20_Text" style:list-style-name="L7">
      <style:paragraph-properties fo:margin-top="0in" fo:margin-bottom="0.1965in" style:contextual-spacing="false" fo:line-height="142%" fo:text-align="end" style:justify-single-word="false" fo:orphans="1"/>
    </style:style>
    <style:style style:name="P4" style:family="paragraph" style:parent-style-name="Preformatted_20_Text" style:list-style-name="L12">
      <style:paragraph-properties fo:line-height="142%" fo:text-align="end" style:justify-single-word="false" fo:orphans="1"/>
    </style:style>
    <style:style style:name="P5" style:family="paragraph" style:parent-style-name="Preformatted_20_Text" style:list-style-name="L12">
      <style:paragraph-properties fo:margin-top="0in" fo:margin-bottom="0.1965in" style:contextual-spacing="false" fo:line-height="142%" fo:text-align="end" style:justify-single-word="false" fo:orphans="1"/>
    </style:style>
    <style:style style:name="P6" style:family="paragraph" style:parent-style-name="Preformatted_20_Text" style:list-style-name="L12"/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T1" style:family="text">
      <style:text-properties fo:color="#c5c8c6" loext:opacity="100%" style:font-name="inherit" fo:background-color="transparent" loext:char-shading-value="0" loext:padding="0in" loext:border="none"/>
    </style:style>
    <style:style style:name="T2" style:family="text">
      <style:text-properties fo:color="#c5c8c6" loext:opacity="100%" fo:background-color="transparent" loext:char-shading-value="0" loext:padding="0in" loext:border="none"/>
    </style:style>
    <style:style style:name="T3" style:family="text">
      <style:text-properties fo:color="#b5bd68" loext:opacity="100%" style:font-name="inherit" fo:background-color="transparent" loext:char-shading-value="0" loext:padding="0in" loext:border="none"/>
    </style:style>
    <style:style style:name="T4" style:family="text">
      <style:text-properties fo:color="#de935f" loext:opacity="100%" style:font-name="inherit" fo:background-color="transparent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application is a user performance dashboard that provides insights into user profiles, task completions, and task analytics. It consists of a frontend built with React and Material-UI components and a backend API implemented using Node.js and Express. The backend interacts with a PostgreSQL database to fetch user data, task completions, and analytics.</text:p>
      <text:h text:style-name="Heading_20_2" text:outline-level="2">Frontend Components</text:h>
      <text:h text:style-name="Heading_20_2" text:outline-level="2"><text:span text:style-name="Strong_20_Emphasis">1. UserProfile.js</text:span></text:h>
      <text:list xml:id="list2858584669" text:style-name="L1">
        <text:list-item>
          <text:p text:style-name="P7"><text:span text:style-name="Strong_20_Emphasis">Purpose</text:span>: Displays basic user information such as the username and role.</text:p>
        </text:list-item>
        <text:list-item>
          <text:p text:style-name="P7"><text:span text:style-name="Strong_20_Emphasis">Props</text:span>:</text:p>
          <text:list>
            <text:list-item>
              <text:p text:style-name="P7"><text:span text:style-name="Source_20_Text">userData</text:span>: An object containing user details (<text:span text:style-name="Source_20_Text">user_name</text:span>).</text:p>
            </text:list-item>
          </text:list>
        </text:list-item>
        <text:list-item>
          <text:p text:style-name="P7"><text:span text:style-name="Strong_20_Emphasis">Features</text:span>:</text:p>
          <text:list>
            <text:list-item>
              <text:p text:style-name="P7">Renders the user's profile with an avatar and name.</text:p>
            </text:list-item>
            <text:list-item>
              <text:p text:style-name="P7">Returns <text:span text:style-name="Source_20_Text">null</text:span> if no <text:span text:style-name="Source_20_Text">userData</text:span> is provided.</text:p>
            </text:list-item>
          </text:list>
        </text:list-item>
        <text:list-item>
          <text:p text:style-name="P7"><text:span text:style-name="Strong_20_Emphasis">Dependencies</text:span>: Material-UI components (<text:span text:style-name="Source_20_Text">Typography</text:span>, <text:span text:style-name="Source_20_Text">Avatar</text:span>, <text:span text:style-name="Source_20_Text">Box</text:span>, <text:span text:style-name="Source_20_Text">Chip</text:span>) and icons (<text:span text:style-name="Source_20_Text">PersonIcon</text:span>).</text:p>
        </text:list-item>
      </text:list>
      <text:h text:style-name="Heading_20_2" text:outline-level="2"><text:span text:style-name="Strong_20_Emphasis">2. UserPerformanceComponent.js</text:span></text:h>
      <text:list xml:id="list772476876" text:style-name="L2">
        <text:list-item>
          <text:p text:style-name="P8"><text:span text:style-name="Strong_20_Emphasis">Purpose</text:span>: Serves as the main container for displaying user performance data, integrating the <text:span text:style-name="Source_20_Text">UserProfile</text:span>, <text:span text:style-name="Source_20_Text">TaskCompletion</text:span>, and <text:span text:style-name="Source_20_Text">TaskAnalytics</text:span> components.</text:p>
        </text:list-item>
        <text:list-item>
          <text:p text:style-name="P8"><text:span text:style-name="Strong_20_Emphasis">Props</text:span>:</text:p>
          <text:list>
            <text:list-item>
              <text:p text:style-name="P8"><text:span text:style-name="Source_20_Text">username</text:span>: The username of the user whose data is to be fetched.</text:p>
            </text:list-item>
          </text:list>
        </text:list-item>
        <text:list-item>
          <text:p text:style-name="P8"><text:span text:style-name="Strong_20_Emphasis">Features</text:span>:</text:p>
          <text:list>
            <text:list-item>
              <text:p text:style-name="P8">Fetches user profile, task completions, and task analytics data from the backend API.</text:p>
            </text:list-item>
            <text:list-item>
              <text:p text:style-name="P8">Handles loading states and errors during data fetching.</text:p>
            </text:list-item>
            <text:list-item>
              <text:p text:style-name="P8">Displays a summary of the user's performance data.</text:p>
            </text:list-item>
          </text:list>
        </text:list-item>
        <text:list-item>
          <text:p text:style-name="P8"><text:span text:style-name="Strong_20_Emphasis">Dependencies</text:span>: Material-UI components (<text:span text:style-name="Source_20_Text">Container</text:span>, <text:span text:style-name="Source_20_Text">Paper</text:span>, <text:span text:style-name="Source_20_Text">Typography</text:span>, <text:span text:style-name="Source_20_Text">CircularProgress</text:span>) and custom components (<text:span text:style-name="Source_20_Text">UserProfile</text:span>, <text:span text:style-name="Source_20_Text">TaskCompletion</text:span>, <text:span text:style-name="Source_20_Text">TaskAnalytics</text:span>).</text:p>
        </text:list-item>
      </text:list>
      <text:h text:style-name="Heading_20_2" text:outline-level="2"><text:span text:style-name="Strong_20_Emphasis">3. TaskAnalytics.js</text:span></text:h>
      <text:list xml:id="list201297028" text:style-name="L3">
        <text:list-item>
          <text:p text:style-name="P9"><text:span text:style-name="Strong_20_Emphasis">Purpose</text:span>: Visualizes task analytics data such as time spent on assignments and average difficulty ratings using charts.</text:p>
        </text:list-item>
        <text:list-item>
          <text:p text:style-name="P9"><text:span text:style-name="Strong_20_Emphasis">Props</text:span>:</text:p>
          <text:list>
            <text:list-item>
              <text:p text:style-name="P9"><text:span text:style-name="Source_20_Text">username</text:span>: The username of the user whose analytics data is to be fetched.</text:p>
            </text:list-item>
          </text:list>
        </text:list-item>
        <text:list-item>
          <text:p text:style-name="P9"><text:soft-page-break/><text:span text:style-name="Strong_20_Emphasis">Features</text:span>:</text:p>
          <text:list>
            <text:list-item>
              <text:p text:style-name="P9">Fetches analytics data from the backend API.</text:p>
            </text:list-item>
            <text:list-item>
              <text:p text:style-name="P9">Displays two graphs:</text:p>
              <text:list>
                <text:list-item>
                  <text:p text:style-name="P9">Time spent on assignments compared to the global average.</text:p>
                </text:list-item>
                <text:list-item>
                  <text:p text:style-name="P9">Average difficulty rating compared to the global average.</text:p>
                </text:list-item>
              </text:list>
            </text:list-item>
            <text:list-item>
              <text:p text:style-name="P9">Handles loading states and errors during data fetching.</text:p>
            </text:list-item>
          </text:list>
        </text:list-item>
        <text:list-item>
          <text:p text:style-name="P9"><text:span text:style-name="Strong_20_Emphasis">Dependencies</text:span>:</text:p>
          <text:list>
            <text:list-item>
              <text:p text:style-name="P9">Chart library (<text:span text:style-name="Source_20_Text">Recharts</text:span>) for visualizing data.</text:p>
            </text:list-item>
            <text:list-item>
              <text:p text:style-name="P9">Material-UI components (<text:span text:style-name="Source_20_Text">Grid</text:span>, <text:span text:style-name="Source_20_Text">Paper</text:span>, <text:span text:style-name="Source_20_Text">Typography</text:span>, <text:span text:style-name="Source_20_Text">CircularProgress</text:span>).</text:p>
            </text:list-item>
          </text:list>
        </text:list-item>
      </text:list>
      <text:h text:style-name="Heading_20_2" text:outline-level="2"><text:span text:style-name="Strong_20_Emphasis">4. TaskCompletion.js</text:span></text:h>
      <text:list xml:id="list432549981" text:style-name="L4">
        <text:list-item>
          <text:p text:style-name="P10"><text:span text:style-name="Strong_20_Emphasis">Purpose</text:span>: Displays detailed information about task completions grouped by areas.</text:p>
        </text:list-item>
        <text:list-item>
          <text:p text:style-name="P10"><text:span text:style-name="Strong_20_Emphasis">Props</text:span>:</text:p>
          <text:list>
            <text:list-item>
              <text:p text:style-name="P10"><text:span text:style-name="Source_20_Text">taskCompletions</text:span>: An array containing task completion details for each area.</text:p>
            </text:list-item>
          </text:list>
        </text:list-item>
        <text:list-item>
          <text:p text:style-name="P10"><text:span text:style-name="Strong_20_Emphasis">Features</text:span>:</text:p>
          <text:list>
            <text:list-item>
              <text:p text:style-name="P10">Groups tasks by area and calculates completion statistics (e.g., completed vs total tasks).</text:p>
            </text:list-item>
            <text:list-item>
              <text:p text:style-name="P10">Allows sorting tasks by various attributes such as difficulty level, time spent, or status.</text:p>
            </text:list-item>
            <text:list-item>
              <text:p text:style-name="P10">Provides collapsible sections for each area to show detailed task information.</text:p>
            </text:list-item>
          </text:list>
        </text:list-item>
        <text:list-item>
          <text:p text:style-name="P10"><text:span text:style-name="Strong_20_Emphasis">Dependencies</text:span>: Material-UI components (<text:span text:style-name="Source_20_Text">Table</text:span>, <text:span text:style-name="Source_20_Text">Collapse</text:span>, <text:span text:style-name="Source_20_Text">LinearProgress</text:span>) and icons (<text:span text:style-name="Source_20_Text">KeyboardArrowDownIcon</text:span>, <text:span text:style-name="Source_20_Text">KeyboardArrowUpIcon</text:span>).</text:p>
        </text:list-item>
      </text:list>
      <text:h text:style-name="Heading_20_2" text:outline-level="2">Backend API</text:h>
      <text:h text:style-name="Heading_20_2" text:outline-level="2"><text:span text:style-name="Strong_20_Emphasis">Endpoints</text:span></text:h>
      <text:list xml:id="list2618662985" text:style-name="L5">
        <text:list-item>
          <text:p text:style-name="P11"><text:span text:style-name="Strong_20_Emphasis"><text:span text:style-name="Source_20_Text">GET /api/users/:username</text:span></text:span></text:p>
          <text:list>
            <text:list-item>
              <text:p text:style-name="P11">Fetches user profile information based on the provided username.</text:p>
            </text:list-item>
            <text:list-item>
              <text:p text:style-name="P11">Returns:</text:p>
            </text:list-item>
          </text:list>
        </text:list-item>
      </text:list>
      <text:list xml:id="list3121483606" text:style-name="L7">
        <text:list-item>
          <text:p text:style-name="P1">json</text:p>
          <text:p text:style-name="P2"><text:span text:style-name="Source_20_Text"><text:span text:style-name="T1">{</text:span></text:span></text:p>
          <text:p text:style-name="P2"><text:span text:style-name="Source_20_Text"><text:span text:style-name="T2"><text:s text:c="2"/></text:span></text:span><text:span text:style-name="Source_20_Text"><text:span text:style-name="T1">"user_name": </text:span></text:span><text:span text:style-name="Source_20_Text"><text:span text:style-name="T3">"JohnDoe"</text:span></text:span><text:span text:style-name="Source_20_Text"><text:span text:style-name="T1">,</text:span></text:span></text:p>
          <text:p text:style-name="P2"><text:span text:style-name="Source_20_Text"><text:span text:style-name="T2"><text:s text:c="2"/></text:span></text:span><text:span text:style-name="Source_20_Text"><text:span text:style-name="T1">"role": </text:span></text:span><text:span text:style-name="Source_20_Text"><text:span text:style-name="T3">"Admin"</text:span></text:span></text:p>
          <text:p text:style-name="P3"><text:span text:style-name="Source_20_Text"><text:span text:style-name="T1">}</text:span></text:span></text:p>
        </text:list-item>
        <text:list-item>
          <text:p text:style-name="P12"><text:soft-page-break/>Error Handling:</text:p>
          <text:list>
            <text:list-item>
              <text:p text:style-name="P12">Returns a 404 error if the user does not exist.</text:p>
            </text:list-item>
          </text:list>
        </text:list-item>
      </text:list>
      <text:list xml:id="list3074189328" text:style-name="L8">
        <text:list-item>
          <text:p text:style-name="P13"><text:span text:style-name="Strong_20_Emphasis"><text:span text:style-name="Source_20_Text">GET /api/users/:username/task-completions</text:span></text:span></text:p>
        </text:list-item>
      </text:list>
      <text:list xml:id="list2656959146" text:style-name="L9">
        <text:list-item>
          <text:p text:style-name="P14">Fetches task completion details for a specific user grouped by areas.</text:p>
        </text:list-item>
        <text:list-item>
          <text:p text:style-name="P14">Returns an array of tasks with attributes like area name, statement text, difficulty level, processing time, etc.</text:p>
        </text:list-item>
      </text:list>
      <text:list xml:id="list3843239684" text:style-name="L10">
        <text:list-item>
          <text:p text:style-name="P15"><text:span text:style-name="Strong_20_Emphasis"><text:span text:style-name="Source_20_Text">GET /api/users/:username/task-analytics</text:span></text:span></text:p>
        </text:list-item>
      </text:list>
      <text:list xml:id="list20069565" text:style-name="L11">
        <text:list-item>
          <text:p text:style-name="P16">Fetches analytics data including:</text:p>
          <text:list>
            <text:list-item>
              <text:p text:style-name="P16">Total processing time per area compared to the global average.</text:p>
            </text:list-item>
            <text:list-item>
              <text:p text:style-name="P16">Average difficulty ratings per area compared to the global average.</text:p>
            </text:list-item>
          </text:list>
        </text:list-item>
        <text:list-item>
          <text:p text:style-name="P16">Returns structured JSON containing two datasets:</text:p>
        </text:list-item>
      </text:list>
      <text:list xml:id="list1833051569" text:style-name="L12">
        <text:list-item>
          <text:list>
            <text:list-item text:start-value="3">
              <text:p text:style-name="P6">json</text:p>
              <text:p text:style-name="P4"><text:span text:style-name="Source_20_Text"><text:span text:style-name="T1">{</text:span></text:span></text:p>
              <text:p text:style-name="P4"><text:span text:style-name="Source_20_Text"><text:span text:style-name="T2"><text:s text:c="2"/></text:span></text:span><text:span text:style-name="Source_20_Text"><text:span text:style-name="T1">"totalProcessingTime": [</text:span></text:span></text:p>
              <text:p text:style-name="P4"><text:span text:style-name="Source_20_Text"><text:span text:style-name="T2"><text:s text:c="4"/></text:span></text:span><text:span text:style-name="Source_20_Text"><text:span text:style-name="T1">{</text:span></text:span></text:p>
              <text:p text:style-name="P4"><text:span text:style-name="Source_20_Text"><text:span text:style-name="T2"><text:s text:c="6"/></text:span></text:span><text:span text:style-name="Source_20_Text"><text:span text:style-name="T1">"area_id": </text:span></text:span><text:span text:style-name="Source_20_Text"><text:span text:style-name="T4">1</text:span></text:span><text:span text:style-name="Source_20_Text"><text:span text:style-name="T1">,</text:span></text:span></text:p>
              <text:p text:style-name="P4"><text:span text:style-name="Source_20_Text"><text:span text:style-name="T2"><text:s text:c="6"/></text:span></text:span><text:span text:style-name="Source_20_Text"><text:span text:style-name="T1">"area_name": </text:span></text:span><text:span text:style-name="Source_20_Text"><text:span text:style-name="T3">"Math"</text:span></text:span><text:span text:style-name="Source_20_Text"><text:span text:style-name="T1">,</text:span></text:span></text:p>
              <text:p text:style-name="P4"><text:span text:style-name="Source_20_Text"><text:span text:style-name="T2"><text:s text:c="6"/></text:span></text:span><text:span text:style-name="Source_20_Text"><text:span text:style-name="T1">"total_time": </text:span></text:span><text:span text:style-name="Source_20_Text"><text:span text:style-name="T4">120</text:span></text:span><text:span text:style-name="Source_20_Text"><text:span text:style-name="T1">,</text:span></text:span></text:p>
              <text:p text:style-name="P4"><text:span text:style-name="Source_20_Text"><text:span text:style-name="T2"><text:s text:c="6"/></text:span></text:span><text:span text:style-name="Source_20_Text"><text:span text:style-name="T1">"global_avg": </text:span></text:span><text:span text:style-name="Source_20_Text"><text:span text:style-name="T4">100</text:span></text:span></text:p>
              <text:p text:style-name="P4"><text:span text:style-name="Source_20_Text"><text:span text:style-name="T2"><text:s text:c="4"/></text:span></text:span><text:span text:style-name="Source_20_Text"><text:span text:style-name="T1">}</text:span></text:span></text:p>
              <text:p text:style-name="P4"><text:span text:style-name="Source_20_Text"><text:span text:style-name="T2"><text:s text:c="2"/></text:span></text:span><text:span text:style-name="Source_20_Text"><text:span text:style-name="T1">],</text:span></text:span></text:p>
              <text:p text:style-name="P4"><text:span text:style-name="Source_20_Text"><text:span text:style-name="T2"><text:s text:c="2"/></text:span></text:span><text:span text:style-name="Source_20_Text"><text:span text:style-name="T1">"averageDifficulty": [</text:span></text:span></text:p>
              <text:p text:style-name="P4"><text:span text:style-name="Source_20_Text"><text:span text:style-name="T2"><text:s text:c="4"/></text:span></text:span><text:span text:style-name="Source_20_Text"><text:span text:style-name="T1">{</text:span></text:span></text:p>
              <text:p text:style-name="P4"><text:span text:style-name="Source_20_Text"><text:span text:style-name="T2"><text:s text:c="6"/></text:span></text:span><text:span text:style-name="Source_20_Text"><text:span text:style-name="T1">"area_id": </text:span></text:span><text:span text:style-name="Source_20_Text"><text:span text:style-name="T4">1</text:span></text:span><text:span text:style-name="Source_20_Text"><text:span text:style-name="T1">,</text:span></text:span></text:p>
              <text:p text:style-name="P4"><text:span text:style-name="Source_20_Text"><text:span text:style-name="T2"><text:s text:c="6"/></text:span></text:span><text:span text:style-name="Source_20_Text"><text:span text:style-name="T1">"area_name": </text:span></text:span><text:span text:style-name="Source_20_Text"><text:span text:style-name="T3">"Math"</text:span></text:span><text:span text:style-name="Source_20_Text"><text:span text:style-name="T1">,</text:span></text:span></text:p>
              <text:p text:style-name="P4"><text:span text:style-name="Source_20_Text"><text:span text:style-name="T2"><text:s text:c="6"/></text:span></text:span><text:span text:style-name="Source_20_Text"><text:span text:style-name="T1">"personal_avg_diff": </text:span></text:span><text:span text:style-name="Source_20_Text"><text:span text:style-name="T4">3</text:span></text:span><text:span text:style-name="Source_20_Text"><text:span text:style-name="T1">,</text:span></text:span></text:p>
              <text:p text:style-name="P4"><text:span text:style-name="Source_20_Text"><text:span text:style-name="T2"><text:s text:c="6"/></text:span></text:span><text:span text:style-name="Source_20_Text"><text:span text:style-name="T1">"global_avg_diff": </text:span></text:span><text:span text:style-name="Source_20_Text"><text:span text:style-name="T4">2.5</text:span></text:span></text:p>
              <text:p text:style-name="P4"><text:span text:style-name="Source_20_Text"><text:span text:style-name="T2"><text:s text:c="4"/></text:span></text:span><text:span text:style-name="Source_20_Text"><text:span text:style-name="T1">}</text:span></text:span></text:p>
              <text:p text:style-name="P4"><text:span text:style-name="Source_20_Text"><text:span text:style-name="T2"><text:s text:c="2"/></text:span></text:span><text:span text:style-name="Source_20_Text"><text:span text:style-name="T1">]</text:span></text:span></text:p>
              <text:p text:style-name="P5"><text:span text:style-name="Source_20_Text"><text:span text:style-name="T1">}</text:span></text:span></text:p>
            </text:list-item>
          </text:list>
        </text:list-item>
      </text:list>
      <text:h text:style-name="Heading_20_2" text:outline-level="2">Database Integration</text:h>
      <text:p text:style-name="Text_20_body">The backend uses PostgreSQL for querying user profiles, task completions, and analytics data. Key queries include:</text:p>
      <text:list xml:id="list764575973" text:style-name="L13">
        <text:list-item>
          <text:p text:style-name="P17">Retrieving user profiles from the <text:span text:style-name="Source_20_Text">users</text:span> table.</text:p>
        </text:list-item>
        <text:list-item>
          <text:p text:style-name="P17">Aggregating task completion statistics from the <text:span text:style-name="Source_20_Text">task_statements</text:span> table joined with related tables like <text:span text:style-name="Source_20_Text">task_areas</text:span>.</text:p>
        </text:list-item>
        <text:list-item>
          <text:p text:style-name="P17"><text:soft-page-break/>Calculating analytics metrics such as processing time and difficulty ratings using SQL aggregations.</text:p>
        </text:list-item>
      </text:list>
      <text:h text:style-name="Heading_20_2" text:outline-level="2">Deployment</text:h>
      <text:list xml:id="list329769625" text:style-name="L14">
        <text:list-item>
          <text:p text:style-name="P18"><text:span text:style-name="Strong_20_Emphasis">Frontend</text:span>: Can be deployed using services like Netlify or Vercel after building with Webpack or Create React App.</text:p>
        </text:list-item>
        <text:list-item>
          <text:p text:style-name="P18"><text:span text:style-name="Strong_20_Emphasis">Backend</text:span>: Runs on Node.js and can be hosted on platforms like Heroku or AWS EC2.</text:p>
        </text:list-item>
      </text:list>
      <text:h text:style-name="Heading_20_2" text:outline-level="2">Future Enhancements</text:h>
      <text:list xml:id="list46856164" text:style-name="L15">
        <text:list-item>
          <text:p text:style-name="P19">Pagination for large datasets in task completions or analytics views.</text:p>
        </text:list-item>
        <text:list-item>
          <text:p text:style-name="P19">Authentication and authorization for secure API access.</text:p>
        </text:list-item>
        <text:list-item>
          <text:p text:style-name="P19">Enhanced error handling with detailed error message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4:28:09.280594423</meta:creation-date>
    <dc:date>2025-04-09T14:29:00.946431355</dc:date>
    <meta:editing-duration>PT5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92" meta:word-count="650" meta:character-count="4333" meta:non-whitespace-character-count="3779"/>
  </office:meta>
</office:document-meta>
</file>